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fo:font-size="12pt" style:font-size-asian="10.5pt" style:font-size-complex="12pt"/>
    </style:style>
    <style:style style:name="P2" style:family="paragraph" style:parent-style-name="Standard">
      <style:text-properties fo:color="#000000" loext:opacity="100%" fo:font-size="12pt" officeooo:paragraph-rsid="002210cf" style:font-size-asian="10.5pt" style:font-size-complex="12pt"/>
    </style:style>
    <style:style style:name="P3" style:family="paragraph" style:parent-style-name="Standard">
      <style:text-properties fo:color="#000000" loext:opacity="100%" fo:font-size="12pt" officeooo:paragraph-rsid="00231304" style:font-size-asian="10.5pt" style:font-size-complex="12pt"/>
    </style:style>
    <style:style style:name="P4" style:family="paragraph" style:parent-style-name="Standard" style:list-style-name="L4">
      <style:text-properties fo:color="#000000" loext:opacity="100%" fo:font-size="12pt" officeooo:paragraph-rsid="002210cf" style:font-size-asian="10.5pt" style:font-size-complex="12pt"/>
    </style:style>
    <style:style style:name="P5" style:family="paragraph" style:parent-style-name="Standard" style:list-style-name="L4">
      <style:text-properties fo:color="#000000" loext:opacity="100%" fo:font-size="12pt" officeooo:paragraph-rsid="0024b2a1" style:font-size-asian="10.5pt" style:font-size-complex="12pt"/>
    </style:style>
    <style:style style:name="P6" style:family="paragraph" style:parent-style-name="Standard" style:list-style-name="L1"/>
    <style:style style:name="P7" style:family="paragraph" style:parent-style-name="Standard">
      <style:text-properties officeooo:paragraph-rsid="002210cf"/>
    </style:style>
    <style:style style:name="P8" style:family="paragraph" style:parent-style-name="Standard" style:list-style-name="L2">
      <style:text-properties officeooo:paragraph-rsid="002210cf"/>
    </style:style>
    <style:style style:name="P9" style:family="paragraph" style:parent-style-name="Standard" style:list-style-name="L3">
      <style:text-properties officeooo:paragraph-rsid="00231304"/>
    </style:style>
    <style:style style:name="P10" style:family="paragraph" style:parent-style-name="Text_20_body">
      <style:text-properties fo:color="#000000" loext:opacity="100%" fo:font-size="12pt" officeooo:paragraph-rsid="002210cf" style:font-size-asian="10.5pt" style:font-size-complex="12pt"/>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T1" style:family="text">
      <style:text-properties officeooo:rsid="001c7c0e"/>
    </style:style>
    <style:style style:name="T2" style:family="text">
      <style:text-properties fo:font-size="18pt" officeooo:rsid="00254262" style:font-size-asian="18pt" style:font-size-complex="18pt"/>
    </style:style>
    <style:style style:name="T3" style:family="text">
      <style:text-properties fo:color="#800080" loext:opacity="100%" style:font-name="Lohit Assamese" fo:font-size="18pt" officeooo:rsid="001c7c0e" fo:background-color="transparent" loext:char-shading-value="0" style:font-size-asian="18pt" style:font-size-complex="18pt"/>
    </style:style>
    <style:style style:name="T4" style:family="text">
      <style:text-properties fo:color="#000000" loext:opacity="100%"/>
    </style:style>
    <style:style style:name="T5" style:family="text">
      <style:text-properties fo:color="#000000" loext:opacity="100%" fo:font-size="12pt" style:font-size-asian="10.5pt" style:font-size-complex="12pt"/>
    </style:style>
    <style:style style:name="T6" style:family="text">
      <style:text-properties fo:color="#000000" loext:opacity="100%" fo:font-size="12pt" officeooo:rsid="001c7c0e" style:font-size-asian="10.5pt" style:font-size-complex="12pt"/>
    </style:style>
    <style:style style:name="T7" style:family="text">
      <style:text-properties fo:color="#000000" loext:opacity="100%" fo:font-size="12pt" officeooo:rsid="00254262" style:font-size-asian="10.5pt" style:font-size-complex="12pt"/>
    </style:style>
    <style:style style:name="T8" style:family="text">
      <style:text-properties officeooo:rsid="002210cf"/>
    </style:style>
    <style:style style:name="T9" style:family="text">
      <style:text-properties officeooo:rsid="00250aee"/>
    </style:style>
    <style:style style:name="T10" style:family="text">
      <style:text-properties officeooo:rsid="00254262"/>
    </style:style>
    <style:style style:name="T11" style:family="text">
      <style:text-properties fo:color="#ff0000" loext:opacity="100%" fo:font-size="18pt" officeooo:rsid="00254262" style:font-size-asian="18pt" style:font-size-complex="18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text:start-value="1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3"/><text:span text:style-name="T3">TRABAJO DE ÉTICA PROFESIONAL</text:span><text:span text:style-name="T1"> </text:span></text:p>
      <text:p text:style-name="P1"><text:s text:c="28"/></text:p>
      <text:p text:style-name="P1"/>
      <text:p text:style-name="P1"><text:s text:c="11"/><text:span text:style-name="T1">LEY N· 25.3.26 </text:span></text:p>
      <text:p text:style-name="P1"/>
      <text:list xml:id="list1466165291" text:style-name="L1">
        <text:list-item>
          <text:p text:style-name="P6"><text:span text:style-name="T5"><text:s text:c="5"/></text:span><text:span text:style-name="T6"><text:s/>“OBJETIVOS” </text:span></text:p>
          <text:p text:style-name="P6"><text:span text:style-name="T6"><text:s/></text:span></text:p>
          <text:p text:style-name="P6"><text:span text:style-name="T6"><text:s/>La presente ley tiene por objeto la protección integral de los datos personales</text:span></text:p>
          <text:p text:style-name="P6"><text:span text:style-name="T6">asentados en archivos, registros, bancos de datos, u otros medios técnicos de</text:span></text:p>
          <text:p text:style-name="P6"><text:span text:style-name="T6">tratamiento de datos, sean éstos públicos, o privados destinados a dar informes, para</text:span></text:p>
          <text:p text:style-name="P6"><text:span text:style-name="T6">garantizar el derecho al honor y a la intimidad de las personas </text:span></text:p>
          <text:p text:style-name="P6"><text:span text:style-name="T6"><text:s text:c="2"/></text:span></text:p>
          <text:p text:style-name="P6"><text:span text:style-name="T6">— Datos personales: Información de cualquier tipo referida a personas físicas o de</text:span></text:p>
          <text:p text:style-name="P6"><text:span text:style-name="T6">existencia ideal determinadas o determinables.</text:span></text:p>
          <text:p text:style-name="P6"><text:span text:style-name="T6"/></text:p>
          <text:p text:style-name="P6"><text:span text:style-name="T6">— Datos sensibles: Datos personales que revelan origen racial y étnico, opiniones</text:span></text:p>
        </text:list-item>
      </text:list>
      <text:p text:style-name="Standard"><text:span text:style-name="T6"><text:s text:c="14"/>políticas, convicciones religiosas, filosóficas o morales, afiliación sindical e</text:span></text:p>
      <text:list xml:id="list42621849794866" text:continue-numbering="true" text:style-name="L1">
        <text:list-header>
          <text:p text:style-name="P6"><text:span text:style-name="T6">información referente a la salud o a la vida sexual.</text:span></text:p>
          <text:p text:style-name="P6"><text:span text:style-name="T6"/></text:p>
          <text:p text:style-name="P6"><text:span text:style-name="T6">— Archivo, registro, base o banco de datos: Indistintamente, designan al conjunto</text:span></text:p>
          <text:p text:style-name="P6"><text:span text:style-name="T6">organizado de datos personales que sean objeto de tratamiento o procesamiento,</text:span></text:p>
          <text:p text:style-name="P6"><text:span text:style-name="T6">electrónico o no, cualquiera que fuere la modalidad de su formación, almacenamiento,</text:span></text:p>
          <text:p text:style-name="P6"><text:span text:style-name="T6">organización o acceso.</text:span></text:p>
          <text:p text:style-name="P6"><text:span text:style-name="T6"/></text:p>
          <text:p text:style-name="P6"><text:span text:style-name="T6">— Tratamiento de datos: Operaciones y procedimientos sistemáticos,electrónicos o</text:span></text:p>
          <text:p text:style-name="P6"><text:span text:style-name="T6">no, que permitan la recolección, conservación, ordenación, almacenamiento</text:span></text:p>
        </text:list-header>
      </text:list>
      <text:p text:style-name="Standard"><text:span text:style-name="T6"><text:s/></text:span></text:p>
      <text:p text:style-name="Standard"><text:span text:style-name="T6"/></text:p>
      <text:p text:style-name="Standard"><text:span text:style-name="T6"><text:s text:c="10"/>— Responsable de archivo, registro, base o banco de datos: Persona física o de</text:span></text:p>
      <text:p text:style-name="Standard"><text:span text:style-name="T6"><text:s text:c="6"/>existencia ideal pública o privada, que es titular de un archivo, registro, base o banco</text:span></text:p>
      <text:p text:style-name="Standard"><text:span text:style-name="T6"><text:s text:c="20"/>de datos.</text:span></text:p>
      <text:p text:style-name="Standard"><text:span text:style-name="T6"/></text:p>
      <text:p text:style-name="Standard"><text:span text:style-name="T6"><text:s text:c="6"/>— Datos informatizados: Los datos personales sometidos al tratamiento o</text:span></text:p>
      <text:p text:style-name="Standard"><text:span text:style-name="T6"><text:s text:c="8"/>procesamiento electrónico o automatizado.</text:span></text:p>
      <text:p text:style-name="Standard"><text:span text:style-name="T6"/></text:p>
      <text:p text:style-name="Standard"><text:span text:style-name="T6"><text:s text:c="6"/>— Titular de los datos: Toda persona física o persona de existencia ideal con</text:span></text:p>
      <text:p text:style-name="Standard"><text:span text:style-name="T6"><text:s text:c="9"/>domicilio legal o delegaciones o sucursales en el país, cuyos datos sean objeto del</text:span></text:p>
      <text:p text:style-name="Standard"><text:span text:style-name="T6"><text:s text:c="19"/>tratamiento al que se refiere la presente ley.</text:span></text:p>
      <text:p text:style-name="Standard"><text:span text:style-name="T6"/></text:p>
      <text:p text:style-name="Standard"><text:span text:style-name="T6"><text:s text:c="6"/>— Usuario de datos: Toda persona, pública o privada que realice a su arbitrio el</text:span></text:p>
      <text:p text:style-name="Standard"><text:span text:style-name="T6"><text:s text:c="8"/>tratamiento de datos, ya sea en archivos, registros o bancos de datos propios o a</text:span></text:p>
      <text:p text:style-name="Standard"><text:span text:style-name="T6"><text:s text:c="16"/>través de conexión con los mismos.</text:span></text:p>
      <text:p text:style-name="Standard"><text:span text:style-name="T6"/></text:p>
      <text:p text:style-name="Standard"><text:span text:style-name="T6"><text:s text:c="6"/>— Disociación de datos: Todo tratamiento de datos personales de manera que la</text:span></text:p>
      <text:p text:style-name="Standard"><text:span text:style-name="T6"><text:s text:c="8"/>información obtenida no pueda asociarse a persona determinada o determinable.</text:span></text:p>
      <text:list xml:id="list42621843819440" text:continue-numbering="true" text:style-name="L1">
        <text:list-header>
          <text:p text:style-name="P6"><text:span text:style-name="T6"/></text:p>
        </text:list-header>
      </text:list>
      <text:p text:style-name="P1"><text:s text:c="3"/></text:p>
      <text:p text:style-name="P1"><text:s text:c="7"/>-Los establecimientos sanitarios públicos o privados y los profesionales vinculados a</text:p>
      <text:p text:style-name="P1"><text:s text:c="7"/>las ciencias de la salud pueden recolectar y tratar los datos personales relativos a la</text:p>
      <text:p text:style-name="P2"><text:s/>salud física o mental de los pacientes que acudan a los mismos o que estén o hubieren estado bajo <text:s text:c="12"/></text:p>
      <text:p text:style-name="P2"><text:s text:c="13"/>tratamiento de aquéllos <text:span text:style-name="T8">respetando los profesional </text:span></text:p>
      <text:p text:style-name="P2"/>
      <text:p text:style-name="P2"><text:soft-page-break/></text:p>
      <text:p text:style-name="P3"><text:s text:c="7"/></text:p>
      <text:list xml:id="list4147937729" text:style-name="L3">
        <text:list-header>
          <text:p text:style-name="P9"><text:span text:style-name="T5"/></text:p>
        </text:list-header>
        <text:list-item>
          <text:p text:style-name="P9"><text:span text:style-name="T5"><text:s/>El consentimiento para la cesión es revocable.</text:span></text:p>
        </text:list-item>
      </text:list>
      <text:p text:style-name="P3"><text:s text:c="7"/>El consentimiento no es exigido cuando:</text:p>
      <text:p text:style-name="P2"><text:s text:c="8"/>Así lo disponga una ley;</text:p>
      <text:p text:style-name="P2"><text:s/>En los supuestos previstos en el artículo 5° inciso 2;</text:p>
      <text:p text:style-name="P2">Se realice entre dependencias de los órganos del Estado en forma directa, en la</text:p>
      <text:p text:style-name="P2">medida del cumplimiento de sus respectivas competencias;</text:p>
      <text:p text:style-name="P2"/>
      <text:p text:style-name="P2"><text:s/>Se trate de datos personales relativos a la salud, y sea necesario por razones de</text:p>
      <text:p text:style-name="P3">salud pública, de emergencia o para la realización de estudios epidemiológicos, en</text:p>
      <text:p text:style-name="P2">tanto se preserve la identidad de los titulares de los datos mediante mecanismos de</text:p>
      <text:p text:style-name="P2">disociación adecuados;</text:p>
      <text:p text:style-name="P2"><text:s/>Se hubiera aplicado un procedimiento de disociación de la información, de modo</text:p>
      <text:p text:style-name="P2">que los titulares de los datos sean inidentificables.</text:p>
      <text:list xml:id="list2741703085" text:style-name="L2">
        <text:list-header>
          <text:p text:style-name="P8"><text:span text:style-name="T5"/></text:p>
        </text:list-header>
        <text:list-item>
          <text:p text:style-name="P8"><text:span text:style-name="T5">El titular de los datos, previa acreditación de su identidad, tiene derecho a solicitar y</text:span></text:p>
        </text:list-item>
      </text:list>
      <text:p text:style-name="P2">obtener información de sus datos personales incluidos en los bancos de datos</text:p>
      <text:p text:style-name="P2">públicos, o privados destinados a proveer informes.</text:p>
      <text:p text:style-name="P2"/>
      <text:list xml:id="list2902575361" text:style-name="L4">
        <text:list-header>
          <text:p text:style-name="P4">Las normas sobre creación, modificación o supresión de archivos, registros o</text:p>
          <text:p text:style-name="P4">bancos de datos pertenecientes a organismos públicos deben hacerse por medio de</text:p>
          <text:p text:style-name="P4">disposición general publicada en el Boletín Oficial de la Nación o diario oficial.</text:p>
        </text:list-header>
      </text:list>
      <text:p text:style-name="P2"/>
      <text:list xml:id="list42620803882656" text:continue-numbering="true" text:style-name="L4">
        <text:list-item>
          <text:p text:style-name="P4">2. Las disposiciones respectivas, deben indicar:</text:p>
          <text:p text:style-name="P4"/>
          <text:p text:style-name="P4">a) Características y finalidad del archivo</text:p>
          <text:p text:style-name="P4"/>
          <text:p text:style-name="P5">b) Personas respecto de las cuales se pretenda obtener datos y el carácter facultativo</text:p>
          <text:p text:style-name="P5">u obligatorio de su suministro por parte de aquéllas</text:p>
          <text:p text:style-name="P5"/>
          <text:p text:style-name="P4">c) Procedimiento de obtención y actualización de los datos;</text:p>
        </text:list-item>
      </text:list>
      <text:p text:style-name="P2"/>
      <text:p text:style-name="P2"><text:s text:c="6"/>La acción de protección de los datos personales o de hábeas data podrá ser ejercida</text:p>
      <text:p text:style-name="P2"><text:s text:c="7"/>por el afectado, sus tutores o curadores y los sucesores de las personas físicas, sean</text:p>
      <text:p text:style-name="P2"><text:s text:c="5"/>en línea directa o colateral hasta el segundo grado, por sí o por intermedio de</text:p>
      <text:p text:style-name="P2"><text:s text:c="12"/>apoderado.</text:p>
      <text:p text:style-name="P2"><text:s text:c="6"/>Cuando la acción sea ejercida por personas de existencia ideal, deberá ser</text:p>
      <text:p text:style-name="P2"><text:s text:c="8"/>interpuesta por sus representantes legales, o apoderados que éstas designen al</text:p>
      <text:p text:style-name="P2"/>
      <text:p text:style-name="P2"><text:s text:c="8"/>Los bancos de datos destinados a prestar servicios de información</text:p>
      <text:p text:style-name="P2">crediticia deberán eliminar y omitir el asiento en el futuro de todo dato referido a</text:p>
      <text:p text:style-name="P2">obligaciones y calificaciones asociadas de las personas físicas y jurídicas cuyas</text:p>
      <text:p text:style-name="P2">obligaciones comerciales se hubieran constituido en mora, o cuyas obligaciones</text:p>
      <text:p text:style-name="P2">financieras hubieran sido clasificadas con categoría 2, 3, 4 ó 5, según normativas del</text:p>
      <text:p text:style-name="P2">Banco Central de la República Argentina, en ambos casos durante el período</text:p>
      <text:p text:style-name="P2">comprendido entre el 1o de enero del año 2000 y el 10 de diciembre de 2003, siempre</text:p>
      <text:p text:style-name="P2">y cuando esas deudas hubieran sido canceladas o regularizadas al momento de</text:p>
      <text:p text:style-name="P2">entrada en vigencia de la presente ley o lo sean dentro de los 180 días posteriores a</text:p>
      <text:p text:style-name="P2">la misma. La suscripción de un plan de pagos por parte del deudor, o la homologación</text:p>
      <text:p text:style-name="P2">del acuerdo preventivo o del acuerdo preventivo extrajudicial importará la <text:span text:style-name="T9">regularización </text:span></text:p>
      <text:p text:style-name="P2"><text:soft-page-break/></text:p>
      <text:p text:style-name="P2"><text:s/>Toda persona que considerase que sus obligaciones canceladas o regularizadas</text:p>
      <text:p text:style-name="P2">están incluidas en lo prescripto en el presente artículo puede hacer uso de los</text:p>
      <text:p text:style-name="P2">derechos de acceso, rectificación y actualización en relación con lo establecido.</text:p>
      <text:p text:style-name="P2"/>
      <text:p text:style-name="P2">Sin perjuicio de lo expuesto en los párrafos precedentes, el acreedor debe comunicar</text:p>
      <text:p text:style-name="P2">a todo archivo, registro o banco de datos al que hubiera cedido datos referentes al</text:p>
      <text:p text:style-name="P2">incumplimiento de la obligación original, su cancelación o regularización.</text:p>
      <text:p text:style-name="P2"/>
      <text:p text:style-name="P2"/>
      <text:p text:style-name="P2"><text:s text:c="5"/><text:span text:style-name="T11">EJEMPLOS DE LA LEY EN ARGENTINA !! </text:span></text:p>
      <text:p text:style-name="P2"><text:span text:style-name="T7"/></text:p>
      <text:p text:style-name="P7"><text:span text:style-name="T7"><text:s text:c="4"/></text:span>COVID19 y la Protección de los Datos Persona<text:span text:style-name="T10">les </text:span></text:p>
      <text:p text:style-name="P7"/>
      <text:p text:style-name="P7"><text:s text:c="2"/></text:p>
      <text:p text:style-name="P10"><text:span text:style-name="Strong_20_Emphasis">COVID-19 | Centro de Análisis Jurídico</text:span><text:line-break/><text:span text:style-name="Strong_20_Emphasis">1/4/2020</text:span></text:p>
      <text:section text:style-name="Sect1" text:name="text-block-5">
        <text:p text:style-name="Text_20_body"><text:span text:style-name="Strong_20_Emphasis">Resumen ejecutivo</text:span></text:p>
        <text:p text:style-name="Text_20_body">La ley argentina categoriza los datos de salud de las personas como datos sensibles y los sujeta a una protección rigurosa. Su recolección y posterior uso debe realizarse con especial cuidado, respetando la privacidad de su titular de acuerdo a la Ley 25.326 de Protección de Datos Personales (LPDP).</text:p>
        <text:p text:style-name="Text_20_body">Como regla general la divulgación del nombre y datos de salud de un paciente de COVID19 requiere su consentimiento previo, expreso e informado.</text:p>
        <text:p text:style-name="Text_20_body">Excepcionalmente, las autoridades sanitarias y, en menor medida, los privados (vgr. los empleadores) pueden recolectar y tratar datos de salud de personas específicas en tanto sea estrictamente necesario para cumplir obligaciones legales.</text:p>
        <text:p text:style-name="Text_20_body">Cumpliendo los requisitos de la ley, pueden también tratarse datos personales no sensibles que sean relevantes para el manejo de la pandemia del COVID19, como por ejemplo la información sobre viajes desde zonas declaradas de riesgo en los últimos 14 días que permita identificar si una persona debe cumplir la cuarentena obligatoria.</text:p>
        <text:p text:style-name="Text_20_body"><text:span text:style-name="Strong_20_Emphasis">¿Quiénes pueden tratar datos de salud de las personas en relación con COVID19 y en qué condiciones?</text:span></text:p>
        <text:p text:style-name="Text_20_body">Los establecimientos sanitarios (hospitales, sanatorios, centros de salud, laboratorios bioquímicos, etc.) y los profesionales de la salud (médicos, enfermeros, bioquímicos, farmacéuticos, etc.) pueden tratar datos de la salud de los pacientes que atienden, exclusivamente en relación con su tratamiento médico y respetando el secreto profesional. Para usar la información del paciente con fines distintos al tratamiento médico, requieren su consentimiento pleno, libre e informado.</text:p>
        <text:list xml:id="list1343710391" text:style-name="L5">
          <text:list-item>
            <text:p text:style-name="P12">los “casos sospechosos” que son quienes tengan fiebre y uno o más síntomas respiratorios (tos, dolor de garganta o dificultad respiratoria) y en los últimos días, tengan historial de viaje a “zonas afectadas” o hayan estado en contacto con casos confirmados o probables de COVID-19. </text:p>
          </text:list-item>
          <text:list-item>
            <text:p text:style-name="P12">personas con confirmación médica de contagio con COVID – 19. </text:p>
          </text:list-item>
          <text:list-item>
            <text:p text:style-name="P12">“contactos estrechos” de las personas comprendidas en a) y b). </text:p>
          </text:list-item>
          <text:list-item>
            <text:p text:style-name="P11"><text:soft-page-break/>personas que lleguen al país habiendo transitado por “zonas afectadas”, quienes deberán también brindar información sobre su itinerario, declarar su domicilio en el país y someterse a un examen médico lo menos invasivo posible para determinar el potencial riesgo de contagio y las acciones preventivas a adoptar que deberán ser cumplidas, sin excepción. </text:p>
          </text:list-item>
        </text:list>
        <text:p text:style-name="Text_20_body"/>
        <text:p text:style-name="Text_20_body">Si, ceñido exclusivamente al cumplimiento de sus obligaciones legales y procurando no incurrir en actos de discriminación y siempre respetando el trato digno del trabajador.</text:p>
        <text:p text:style-name="Text_20_body"/>
        <text:p text:style-name="Text_20_body"/>
      </text:section>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Assamese" svg:font-family="'Lohit Assamese'"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23:13:21.729161185</meta:creation-date>
    <dc:date>2023-05-23T04:26:19.520802711</dc:date>
    <meta:editing-duration>PT25S</meta:editing-duration>
    <meta:editing-cycles>1</meta:editing-cycles>
    <meta:document-statistic meta:table-count="0" meta:image-count="0" meta:object-count="0" meta:page-count="4" meta:paragraph-count="112" meta:word-count="1299" meta:character-count="8574" meta:non-whitespace-character-count="7030"/>
    <meta:generator>LibreOffice/7.3.7.2$Linux_X86_64 LibreOffice_project/30$Build-2</meta:generator>
  </office:meta>
</office:document-meta>
</file>